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396in" style:rel-column-width="23887*"/>
    </style:style>
    <style:style style:name="Table1.B" style:family="table-column">
      <style:table-column-properties style:column-width="4.2535in" style:rel-column-width="4164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7634d" officeooo:paragraph-rsid="0027634d"/>
    </style:style>
    <style:style style:name="P2" style:family="paragraph" style:parent-style-name="Standard">
      <style:text-properties officeooo:rsid="0028a91e" officeooo:paragraph-rsid="0027634d"/>
    </style:style>
    <style:style style:name="P3" style:family="paragraph" style:parent-style-name="Standard">
      <style:text-properties officeooo:rsid="0029a5bd" officeooo:paragraph-rsid="0029a5bd"/>
    </style:style>
    <style:style style:name="P4" style:family="paragraph" style:parent-style-name="Standard">
      <style:text-properties officeooo:rsid="002a9132" officeooo:paragraph-rsid="002a9132"/>
    </style:style>
    <style:style style:name="P5" style:family="paragraph" style:parent-style-name="Standard">
      <style:text-properties officeooo:rsid="002da005" officeooo:paragraph-rsid="002da005"/>
    </style:style>
    <style:style style:name="P6" style:family="paragraph" style:parent-style-name="Standard">
      <style:text-properties officeooo:rsid="003293c3" officeooo:paragraph-rsid="003293c3"/>
    </style:style>
    <style:style style:name="P7" style:family="paragraph" style:parent-style-name="Table_20_Contents">
      <style:text-properties officeooo:rsid="00308ade" officeooo:paragraph-rsid="00308ade"/>
    </style:style>
    <style:style style:name="P8" style:family="paragraph" style:parent-style-name="Table_20_Contents">
      <style:text-properties officeooo:rsid="00308ade" officeooo:paragraph-rsid="0036a8d4"/>
    </style:style>
    <style:style style:name="P9" style:family="paragraph" style:parent-style-name="Table_20_Contents">
      <style:text-properties officeooo:rsid="0030e7fa" officeooo:paragraph-rsid="0030e7fa"/>
    </style:style>
    <style:style style:name="P10" style:family="paragraph" style:parent-style-name="Table_20_Contents">
      <style:text-properties officeooo:rsid="003169a3" officeooo:paragraph-rsid="003169a3"/>
    </style:style>
    <style:style style:name="P11" style:family="paragraph" style:parent-style-name="Table_20_Contents">
      <style:text-properties officeooo:paragraph-rsid="0034d6f2"/>
    </style:style>
    <style:style style:name="P12" style:family="paragraph" style:parent-style-name="Standard">
      <style:text-properties officeooo:rsid="002a9132" officeooo:paragraph-rsid="002a9132"/>
    </style:style>
    <style:style style:name="P13" style:family="paragraph" style:parent-style-name="Standard">
      <style:text-properties officeooo:paragraph-rsid="002da005"/>
    </style:style>
    <style:style style:name="P14" style:family="paragraph" style:parent-style-name="Standard">
      <style:text-properties officeooo:paragraph-rsid="003e1321"/>
    </style:style>
    <style:style style:name="P15" style:family="paragraph" style:parent-style-name="Standard">
      <style:text-properties officeooo:paragraph-rsid="003e6195"/>
    </style:style>
    <style:style style:name="P16" style:family="paragraph" style:parent-style-name="Standard">
      <style:text-properties officeooo:paragraph-rsid="00413038"/>
    </style:style>
    <style:style style:name="P17" style:family="paragraph" style:parent-style-name="Standard">
      <style:text-properties officeooo:paragraph-rsid="00423f67"/>
    </style:style>
    <style:style style:name="P18" style:family="paragraph" style:parent-style-name="Preformatted_20_Text">
      <style:text-properties officeooo:rsid="00382e4c" officeooo:paragraph-rsid="00382e4c"/>
    </style:style>
    <style:style style:name="T1" style:family="text">
      <style:text-properties officeooo:rsid="00297798"/>
    </style:style>
    <style:style style:name="T2" style:family="text">
      <style:text-properties officeooo:rsid="0029a5bd"/>
    </style:style>
    <style:style style:name="T3" style:family="text">
      <style:text-properties officeooo:rsid="002a9132"/>
    </style:style>
    <style:style style:name="T4" style:family="text">
      <style:text-properties officeooo:rsid="002b7ba5"/>
    </style:style>
    <style:style style:name="T5" style:family="text">
      <style:text-properties officeooo:rsid="002bed27"/>
    </style:style>
    <style:style style:name="T6" style:family="text">
      <style:text-properties officeooo:rsid="002cc24d"/>
    </style:style>
    <style:style style:name="T7" style:family="text">
      <style:text-properties officeooo:rsid="002e9942"/>
    </style:style>
    <style:style style:name="T8" style:family="text">
      <style:text-properties officeooo:rsid="002fe3b6"/>
    </style:style>
    <style:style style:name="T9" style:family="text">
      <style:text-properties officeooo:rsid="00308ade"/>
    </style:style>
    <style:style style:name="T10" style:family="text">
      <style:text-properties officeooo:rsid="003169a3"/>
    </style:style>
    <style:style style:name="T11" style:family="text">
      <style:text-properties officeooo:rsid="003293c3"/>
    </style:style>
    <style:style style:name="T12" style:family="text">
      <style:text-properties fo:color="#008000"/>
    </style:style>
    <style:style style:name="T13" style:family="text">
      <style:text-properties fo:color="#800000"/>
    </style:style>
    <style:style style:name="T14" style:family="text">
      <style:text-properties fo:color="#000000"/>
    </style:style>
    <style:style style:name="T15" style:family="text">
      <style:text-properties officeooo:rsid="002da005"/>
    </style:style>
    <style:style style:name="T16" style:family="text">
      <style:text-properties officeooo:rsid="0039cff4"/>
    </style:style>
    <style:style style:name="T17" style:family="text">
      <style:text-properties officeooo:rsid="003abfa9"/>
    </style:style>
    <style:style style:name="T18" style:family="text">
      <style:text-properties officeooo:rsid="0028a9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 Training</text:p>
      <text:p text:style-name="P2"/>
      <text:p text:style-name="P15"><text:span text:style-name="T18"><text:tab/>Basic model functionality is supported by Keras with commands in Code \ref[</text:span><text:span text:style-name="T14">code17_training</text:span><text:span text:style-name="T18">]. We specify settings of the training procedure by choosing parameters of optimizer, loss function and additional metrics. We chose optimizers “adam” and “rmsprop”, which work well with their default settings, as is discussed in \ref[</text:span><text:span text:style-name="T14">ch4_model_training</text:span><text:span text:style-name="T18">].</text:span></text:p>
      <text:p text:style-name="P14"><text:span text:style-name="T18"><text:tab/>As a loss function we have selected “mean squared error” with formula in Figure \ref[</text:span><text:span text:style-name="T14">27_mse_formula</text:span><text:span text:style-name="T1">]. Keras allows us to specify additional metrics, which can be used to simply track progress, but don’t actually influence the training process.</text:span></text:p>
      <text:p text:style-name="P2"><text:tab/><text:span text:style-name="T2">Finally we are given a history stored in dictionary of arrays with tracked values (both of the loss function and measured metrics). We make use if these histories to plot the progress of training into graphs.</text:span></text:p>
      <text:p text:style-name="P2"/>
      <text:p text:style-name="P3">5.9. Testing</text:p>
      <text:p text:style-name="P3"/>
      <text:p text:style-name="P16"><text:span text:style-name="T2"><text:tab/>For more relevant results we use the advanced method of k-fold cross-validation. In code we actually use the same syntax as the one of \ref[</text:span><text:span text:style-name="T14">ch5_training</text:span><text:span text:style-name="T3">], however with data generation scheme described in \ref[</text:span><text:span text:style-name="T14">ch4_model_evaluation</text:span><text:span text:style-name="T3">].</text:span></text:p>
      <text:p text:style-name="P3"><text:tab/><text:span text:style-name="T3">Note that we can use the results of graphed histories even without using the k-fold cross-validation, however this gives us more in depth view.</text:span></text:p>
      <text:p text:style-name="P3"/>
      <text:p text:style-name="P4">5.10. ModelOI</text:p>
      <text:p text:style-name="P4"/>
      <text:p text:style-name="P4"><text:tab/>ModelOI is a programmatic unit responsible for inputs and outputs of the larger experiment runs. We use it to communicate with DatasetHandler while loading datasets at the beginning of experiments. <text:span text:style-name="T4">We also use methods of ModelOI for reporting after the training has ended.</text:span></text:p>
      <text:p text:style-name="P4"><text:tab/><text:span text:style-name="T5">Histories produced during training in ModelTester are processed and plotted into graphs via the Matplotlib library.</text:span></text:p>
      <text:p text:style-name="P4"><text:tab/><text:span text:style-name="T6">For convenience we also chose to send interesting results via email after the often lengthy computations have finished.</text:span></text:p>
      <text:p text:style-name="P4"/>
      <text:p text:style-name="P18"><text:span text:style-name="T13">\label</text:span><text:span text:style-name="T14">[ch5_metacentrum]</text:span></text:p>
      <text:p text:style-name="P5">5.11. Metacentrum</text:p>
      <text:p text:style-name="P5"/>
      <text:p text:style-name="P17"><text:span text:style-name="T15"><text:tab/>Scripts controlling the job queuing on Metacentrum servers are using the PBS Professional job scheduler with couple of commands described in Figure \ref[</text:span><text:span text:style-name="T14">ch5_metacentrum_scripts</text:span><text:span text:style-name="T7">].</text:span></text:p>
      <text:p text:style-name="P5"><text:tab/><text:span text:style-name="T8">Note that further customization of commands is available, however these commands were all we needed for our experiments.</text:span></text:p>
      <text:p text:style-name="P5"/>
      <table:table table:name="Table1" table:style-name="Table1">
        <table:table-column table:style-name="Table1.A"/>
        <table:table-column table:style-name="Table1.B"/>
        <table:table-row>
          <table:table-cell table:style-name="Table1.A1" office:value-type="string">
            <text:p text:style-name="P7">qsub task.sh</text:p>
            <text:p text:style-name="P11"><text:span text:style-name="T9">-l walltime=</text:span><text:span text:style-name="T12">$&lt;$</text:span><text:span text:style-name="T9">time</text:span><text:span text:style-name="T12">$&gt;$</text:span></text:p>
            <text:p text:style-name="P11"><text:span text:style-name="T9">-l mem=</text:span><text:span text:style-name="T12">$&lt;$</text:span><text:span text:style-name="T9">memory</text:span><text:span text:style-name="T12">$&gt;$</text:span></text:p>
            <text:p text:style-name="P11"><text:span text:style-name="T9">-l ncpus=</text:span><text:span text:style-name="T12">$&lt;$</text:span><text:span text:style-name="T9">n</text:span><text:span text:style-name="T12">$&gt;$</text:span></text:p>
          </table:table-cell>
          <table:table-cell table:style-name="Table1.B1" office:value-type="string">
            <text:p text:style-name="P9">basic specification to run bash program in tash.sh</text:p>
            <text:p text:style-name="Table_20_Contents">time requirements (for example walltime=23:30:00)</text:p>
            <text:p text:style-name="P9">memory requirements (for example <text:span text:style-name="T9">mem=</text:span>32g<text:span text:style-name="T10">b</text:span>)</text:p>
            <text:p text:style-name="P9">number of CPUs used (for example <text:span text:style-name="T9">ncpus=</text:span>4)</text:p>
          </table:table-cell>
        </table:table-row>
        <table:table-row>
          <table:table-cell table:style-name="Table1.A2" office:value-type="string">
            <text:p text:style-name="P8">qstat -u <text:span text:style-name="T12">$&lt;$</text:span>user<text:span text:style-name="T12">$&gt;$</text:span></text:p>
            <text:p text:style-name="P7"/>
            <text:p text:style-name="P8">qstat <text:span text:style-name="T12">$&lt;$</text:span>task_id_number<text:span text:style-name="T12">$&gt;$</text:span></text:p>
          </table:table-cell>
          <table:table-cell table:style-name="Table1.B2" office:value-type="string">
            <text:p text:style-name="P10">command to get list of tasks run by a specific user</text:p>
            <text:p text:style-name="P10"/>
            <text:p text:style-name="P10">get information about task specified by unique <text:s/><text:span text:style-name="T9">task_id_number</text:span></text:p>
          </table:table-cell>
        </table:table-row>
        <table:table-row>
          <table:table-cell table:style-name="Table1.A2" office:value-type="string">
            <text:p text:style-name="P8">qsig -s SIGINT <text:span text:style-name="T12">$&lt;$</text:span>task_id_number<text:span text:style-name="T12">$&gt;$</text:span></text:p>
          </table:table-cell>
          <table:table-cell table:style-name="Table1.B2" office:value-type="string">
            <text:p text:style-name="P10">interruption of running task by the SIGINT signal</text:p>
          </table:table-cell>
        </table:table-row>
      </table:table>
      <text:p text:style-name="P5"/>
      <text:p text:style-name="P5"/>
      <text:p text:style-name="P5"><text:soft-page-break/><text:tab/><text:span text:style-name="T11">Contents of task.sh written in bash are in Code \ref[hned tady pod tim]. We first load Anaconda environment and step into the correct directory. Then we run python code which is supplied with path to Settings file and an unique job id. Settings files are described in \ref[5 Settings] and allow us to customize runs of experiments relatively freely.</text:span></text:p>
      <text:p text:style-name="P5"/>
      <text:p text:style-name="P13"><text:span text:style-name="T15"><text:tab/>CODE 5.11…..sh </text:span><text:span text:style-name="T14">code_metacentrumscript</text:span></text:p>
      <text:p text:style-name="P6">Bash code to run python file with custom targeted Settings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1:51:16.630497018</meta:creation-date>
    <dc:date>2017-06-20T14:37:59.486196620</dc:date>
    <meta:editing-duration>PT1H35M37S</meta:editing-duration>
    <meta:editing-cycles>33</meta:editing-cycles>
    <meta:generator>LibreOffice/5.1.6.2$Linux_X86_64 LibreOffice_project/10m0$Build-2</meta:generator>
    <meta:document-statistic meta:table-count="1" meta:image-count="0" meta:object-count="0" meta:page-count="2" meta:paragraph-count="32" meta:word-count="446" meta:character-count="3007" meta:non-whitespace-character-count="2580"/>
  </office:meta>
</office:document-meta>
</file>